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Basic/Standard/Modul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office:font-face-decls>
  <office:automatic-styles>
    <style:style style:name="P1" style:family="paragraph"/>
    <style:style style:name="gr1" style:family="graphic">
      <style:graphic-properties style:wrap="run-through" style:vertical-pos="from-top"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1" form:control-implementation="ooo:com.sun.star.form.component.CommandButton" form:id="control1" form:label="Start regular expressions"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Standard.Modul1.Mai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e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Standard"><draw:control text:anchor-type="as-char" svg:y="-0.464cm" draw:z-index="0" draw:style-name="gr1" draw:text-style-name="P1" svg:width="4.83cm" svg:height="0.675cm" draw:control="control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en" fo:country="US" style:font-name-asian="Andale WT UI" style:font-size-asian="12pt" style:language-asian="none" style:country-asian="none" style:font-name-complex="Simplified Arabic"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fo:color="#000000"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creation-date>2000-05-25T17:40:56</meta:creation-date>
    <dc:date>2005-01-11T17:38:50</dc:date>
    <meta:print-date>0-00-00T00:00:00</meta:print-date>
    <dc:language>en-US</dc:language>
    <meta:editing-cycles>0</meta:editing-cycles>
    <meta:editing-duration>PT0S</meta:editing-duration>
    <meta:user-defined meta:name="Info 0"/>
    <meta:user-defined meta:name="Info 1"/>
    <meta:user-defined meta:name="Info 2"/>
    <meta:user-defined meta:name="Info 3"/>
    <meta:document-statistic meta:table-count="0" meta:image-count="0" meta:object-count="0" meta:page-count="1" meta:paragraph-count="2" meta:word-count="292" meta:character-count="1543"/>
  </office:meta>
</office:document-meta>
</file>

<file path=Basic/Standard/Modul1.xml><?xml version="1.0" encoding="utf-8"?>
<!DOCTYPE module  PUBLIC '-//OpenOffice.org//DTD OfficeDocument 1.0//EN'  'module.dtd'>
<script:module xmlns:script="http://openoffice.org/2000/script" script:name="Modul1" script:language="StarBasic">
Sub Main

  Dim oDocument As Object
  Dim oSearch As Object, oResult As Object
  Dim oFound As Object, oFoundCursor As Object
  Dim n As Long

  oDocument = ThisComponent
  oSearch = oDocument.createSearchDescriptor
  oSearch.SearchString = "the[a-z]"
  oSearch.SearchRegularExpression = TRUE
  oResult = oDocument.findAll(oSearch)

  For n = 0 To oResult.count - 1
     oFound = oResult.getByIndex(n)
     oFoundCursor = oFound.Text.createTextCursorByRange(oFound)
     oFoundCursor.CharWeight = com.sun.star.awt.FontWeight.BOLD
  Next n

  oSearch.SearchString = "all[a-z]"
  oFound = oDocument.findFirst(oSearch)
  While NOT IsNull(oFound)
     oFoundCursor = oFound.Text.createTextCursorByRange(oFound)
     oFoundCursor.CharPosture = com.sun.star.awt.FontSlant.ITALIC
     oFound = oDocument.findNext(oFound, oSearch)
  Wend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